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91.66pt"/>
    </style:style>
    <style:style style:name="co3" style:family="table-column">
      <style:table-column-properties fo:break-before="auto" style:column-width="294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2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Jobs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pdate auto-reload register</text:p>
          </table:table-cell>
          <table:table-cell office:value-type="string" calcext:value-type="string">
            <text:p>Can be done when counter is runn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pdate pre-scale register</text:p>
          </table:table-cell>
          <table:table-cell office:value-type="string" calcext:value-type="string">
            <text:p>Can be done when counter is running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WM mode</text:p>
          </table:table-cell>
          <table:table-cell office:value-type="string" calcext:value-type="string">
            <text:p>Must change TIM_OCMode to TIM_OCMode_PWM1 or 2</text:p>
            <text:p>Others mode will not generate PWM to output pi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t interrupt update event</text:p>
          </table:table-cell>
          <table:table-cell office:value-type="string" calcext:value-type="string">
            <text:p>TIM1 go along with TIM16, so we must enable TIM_IRQ using</text:p>
            <text:p>NVIC_EnableIRQ func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Using repetition counter</text:p>
          </table:table-cell>
          <table:table-cell office:value-type="string" calcext:value-type="string">
            <text:p>Update event is gererated after counting is repeated for the </text:p>
            <text:p>Number of times set by us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1T14:00:38.097000000</meta:creation-date>
    <dc:date>2018-08-21T16:03:54.372000000</dc:date>
    <meta:editing-duration>PT2M26S</meta:editing-duration>
    <meta:editing-cycles>2</meta:editing-cycles>
    <meta:generator>LibreOffice/6.0.4.2$Windows_X86_64 LibreOffice_project/9b0d9b32d5dcda91d2f1a96dc04c645c450872bf</meta:generator>
    <meta:document-statistic meta:table-count="1" meta:cell-count="18" meta:object-count="0"/>
  </office:meta>
</office:document-meta>
</file>